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1840000007B6E5EB19810299430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table:shapes>
          <draw:frame draw:z-index="0" draw:name="Image 1" draw:style-name="gr1" draw:text-style-name="P1" svg:width="93.18mm" svg:height="29.22mm" svg:x="8.66mm" svg:y="45.18mm">
            <draw:image xlink:href="Pictures/10000201000001840000007B6E5EB19810299430.png" xlink:type="simple" xlink:show="embed" xlink:actuate="onLoad">
              <text:p/>
            </draw:image>
          </draw:frame>
        </table:shapes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Undervoltage Lockout (UVLO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UVLO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20" calcext:value-type="float">
            <text:p>120</text:p>
          </table:table-cell>
          <table:table-cell table:formula="of:=((1+([.A4]/[.B4]))*1.85)" office:value-type="float" office:value="12.6416666666667" calcext:value-type="float">
            <text:p>12.64166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8T18:19:26.024637000</meta:creation-date>
    <dc:date>2018-11-18T18:21:34.421635000</dc:date>
    <meta:editing-duration>PT2M9S</meta:editing-duration>
    <meta:editing-cycles>1</meta:editing-cycles>
    <meta:document-statistic meta:table-count="1" meta:cell-count="7" meta:object-count="1"/>
    <meta:generator>LibreOffice/6.0.5.2$MacOSX_X86_64 LibreOffice_project/54c8cbb85f300ac59db32fe8a675ff7683cd5a16</meta:generator>
  </office:meta>
</office:document-meta>
</file>